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imeConverter.getFormat( String 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TimeConverter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Converter.convertToString( Object valu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DateTimeConverter.toDate( Class type , long valu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DateTimeConverter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TimeConverter.set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Converter.DateTim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Converter.DateTime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Converter.parse( Class sourceType , Class targetType , String value , DateFormat forma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ateTimeConverter.getTim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Converter.setTimeZone(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Converter.setUseLocaleFormat( boolean useLocale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Converter.setPatterns( String [ ] patter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ateTimeConverter.logFormat( String action , DateFormat forma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ateTimeConverter.toDate( Class type , String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ateTimeConverter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ateTimeConverter.getFormat( Locale locale , TimeZone timeZon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eTimeConverter.convertToType( Class targetType , Object valu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DateTimeConverter.get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Converter.parse( Class sourceType , Class targetType ,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